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Hoja1" table:style-name="ta1">
        <table:table-column table:style-name="co1" table:default-cell-style-name="ce1"/>
        <table:table-row table:style-name="ro1">
          <table:table-cell table:formula="of:=RAND()*1000000" office:value-type="float" office:value="953253.557439894" calcext:value-type="float">
            <text:p>953254</text:p>
          </table:table-cell>
        </table:table-row>
        <table:table-row table:style-name="ro1">
          <table:table-cell table:formula="of:=RAND()*1000000" office:value-type="float" office:value="634833.682095632" calcext:value-type="float">
            <text:p>634834</text:p>
          </table:table-cell>
        </table:table-row>
        <table:table-row table:style-name="ro1">
          <table:table-cell table:formula="of:=RAND()*1000000" office:value-type="float" office:value="843281.859764829" calcext:value-type="float">
            <text:p>843282</text:p>
          </table:table-cell>
        </table:table-row>
        <table:table-row table:style-name="ro1">
          <table:table-cell table:formula="of:=RAND()*1000000" office:value-type="float" office:value="191108.845407143" calcext:value-type="float">
            <text:p>191109</text:p>
          </table:table-cell>
        </table:table-row>
        <table:table-row table:style-name="ro1">
          <table:table-cell table:formula="of:=RAND()*1000000" office:value-type="float" office:value="32133.0598089844" calcext:value-type="float">
            <text:p>32133</text:p>
          </table:table-cell>
        </table:table-row>
        <table:table-row table:style-name="ro1">
          <table:table-cell table:formula="of:=RAND()*1000000" office:value-type="float" office:value="230317.576089874" calcext:value-type="float">
            <text:p>230318</text:p>
          </table:table-cell>
        </table:table-row>
        <table:table-row table:style-name="ro1">
          <table:table-cell table:formula="of:=RAND()*1000000" office:value-type="float" office:value="211550.131207332" calcext:value-type="float">
            <text:p>211550</text:p>
          </table:table-cell>
        </table:table-row>
        <table:table-row table:style-name="ro1">
          <table:table-cell table:formula="of:=RAND()*1000000" office:value-type="float" office:value="3467.57913939655" calcext:value-type="float">
            <text:p>3468</text:p>
          </table:table-cell>
        </table:table-row>
        <table:table-row table:style-name="ro1">
          <table:table-cell table:formula="of:=RAND()*1000000" office:value-type="float" office:value="743747.903499752" calcext:value-type="float">
            <text:p>743748</text:p>
          </table:table-cell>
        </table:table-row>
        <table:table-row table:style-name="ro1">
          <table:table-cell table:formula="of:=RAND()*1000000" office:value-type="float" office:value="235312.973614782" calcext:value-type="float">
            <text:p>235313</text:p>
          </table:table-cell>
        </table:table-row>
        <table:table-row table:style-name="ro1">
          <table:table-cell table:formula="of:=RAND()*1000000" office:value-type="float" office:value="419077.688828111" calcext:value-type="float">
            <text:p>419078</text:p>
          </table:table-cell>
        </table:table-row>
        <table:table-row table:style-name="ro1">
          <table:table-cell table:formula="of:=RAND()*1000000" office:value-type="float" office:value="621002.712519839" calcext:value-type="float">
            <text:p>621003</text:p>
          </table:table-cell>
        </table:table-row>
        <table:table-row table:style-name="ro1">
          <table:table-cell table:formula="of:=RAND()*1000000" office:value-type="float" office:value="721167.432377115" calcext:value-type="float">
            <text:p>721167</text:p>
          </table:table-cell>
        </table:table-row>
        <table:table-row table:style-name="ro1">
          <table:table-cell table:formula="of:=RAND()*1000000" office:value-type="float" office:value="657949.52516444" calcext:value-type="float">
            <text:p>657950</text:p>
          </table:table-cell>
        </table:table-row>
        <table:table-row table:style-name="ro1">
          <table:table-cell table:formula="of:=RAND()*1000000" office:value-type="float" office:value="602002.682862803" calcext:value-type="float">
            <text:p>602003</text:p>
          </table:table-cell>
        </table:table-row>
        <table:table-row table:style-name="ro1">
          <table:table-cell table:formula="of:=RAND()*1000000" office:value-type="float" office:value="933870.879001915" calcext:value-type="float">
            <text:p>933871</text:p>
          </table:table-cell>
        </table:table-row>
        <table:table-row table:style-name="ro1">
          <table:table-cell table:formula="of:=RAND()*1000000" office:value-type="float" office:value="388254.411984235" calcext:value-type="float">
            <text:p>388254</text:p>
          </table:table-cell>
        </table:table-row>
        <table:table-row table:style-name="ro1">
          <table:table-cell table:formula="of:=RAND()*1000000" office:value-type="float" office:value="263080.364093184" calcext:value-type="float">
            <text:p>263080</text:p>
          </table:table-cell>
        </table:table-row>
        <table:table-row table:style-name="ro1">
          <table:table-cell table:formula="of:=RAND()*1000000" office:value-type="float" office:value="704549.951013178" calcext:value-type="float">
            <text:p>704550</text:p>
          </table:table-cell>
        </table:table-row>
        <table:table-row table:style-name="ro1">
          <table:table-cell table:formula="of:=RAND()*1000000" office:value-type="float" office:value="660746.07311748" calcext:value-type="float">
            <text:p>660746</text:p>
          </table:table-cell>
        </table:table-row>
        <table:table-row table:style-name="ro1">
          <table:table-cell table:formula="of:=RAND()*1000000" office:value-type="float" office:value="648114.364361391" calcext:value-type="float">
            <text:p>648114</text:p>
          </table:table-cell>
        </table:table-row>
        <table:table-row table:style-name="ro1">
          <table:table-cell table:formula="of:=RAND()*1000000" office:value-type="float" office:value="903551.880503073" calcext:value-type="float">
            <text:p>903552</text:p>
          </table:table-cell>
        </table:table-row>
        <table:table-row table:style-name="ro1">
          <table:table-cell table:formula="of:=RAND()*1000000" office:value-type="float" office:value="106802.988098934" calcext:value-type="float">
            <text:p>106803</text:p>
          </table:table-cell>
        </table:table-row>
        <table:table-row table:style-name="ro1">
          <table:table-cell table:formula="of:=RAND()*1000000" office:value-type="float" office:value="102036.812109873" calcext:value-type="float">
            <text:p>102037</text:p>
          </table:table-cell>
        </table:table-row>
        <table:table-row table:style-name="ro1">
          <table:table-cell table:formula="of:=RAND()*1000000" office:value-type="float" office:value="776617.339579389" calcext:value-type="float">
            <text:p>776617</text:p>
          </table:table-cell>
        </table:table-row>
        <table:table-row table:style-name="ro1">
          <table:table-cell table:formula="of:=RAND()*1000000" office:value-type="float" office:value="565120.722632855" calcext:value-type="float">
            <text:p>565121</text:p>
          </table:table-cell>
        </table:table-row>
        <table:table-row table:style-name="ro1">
          <table:table-cell table:formula="of:=RAND()*1000000" office:value-type="float" office:value="22792.0608595014" calcext:value-type="float">
            <text:p>22792</text:p>
          </table:table-cell>
        </table:table-row>
        <table:table-row table:style-name="ro1">
          <table:table-cell table:formula="of:=RAND()*1000000" office:value-type="float" office:value="174449.611455202" calcext:value-type="float">
            <text:p>174450</text:p>
          </table:table-cell>
        </table:table-row>
        <table:table-row table:style-name="ro1">
          <table:table-cell table:formula="of:=RAND()*1000000" office:value-type="float" office:value="2065.25856629014" calcext:value-type="float">
            <text:p>2065</text:p>
          </table:table-cell>
        </table:table-row>
        <table:table-row table:style-name="ro1">
          <table:table-cell table:formula="of:=RAND()*1000000" office:value-type="float" office:value="57532.228063792" calcext:value-type="float">
            <text:p>57532</text:p>
          </table:table-cell>
        </table:table-row>
        <table:table-row table:style-name="ro1">
          <table:table-cell table:formula="of:=RAND()*1000000" office:value-type="float" office:value="912802.449427545" calcext:value-type="float">
            <text:p>912802</text:p>
          </table:table-cell>
        </table:table-row>
        <table:table-row table:style-name="ro1">
          <table:table-cell table:formula="of:=RAND()*1000000" office:value-type="float" office:value="192322.213202715" calcext:value-type="float">
            <text:p>192322</text:p>
          </table:table-cell>
        </table:table-row>
        <table:table-row table:style-name="ro1">
          <table:table-cell table:formula="of:=RAND()*1000000" office:value-type="float" office:value="991713.083581999" calcext:value-type="float">
            <text:p>991713</text:p>
          </table:table-cell>
        </table:table-row>
        <table:table-row table:style-name="ro1">
          <table:table-cell table:formula="of:=RAND()*1000000" office:value-type="float" office:value="714507.371652871" calcext:value-type="float">
            <text:p>714507</text:p>
          </table:table-cell>
        </table:table-row>
        <table:table-row table:style-name="ro1">
          <table:table-cell table:formula="of:=RAND()*1000000" office:value-type="float" office:value="964402.222074568" calcext:value-type="float">
            <text:p>964402</text:p>
          </table:table-cell>
        </table:table-row>
        <table:table-row table:style-name="ro1">
          <table:table-cell table:formula="of:=RAND()*1000000" office:value-type="float" office:value="574935.382697731" calcext:value-type="float">
            <text:p>574935</text:p>
          </table:table-cell>
        </table:table-row>
        <table:table-row table:style-name="ro1">
          <table:table-cell table:formula="of:=RAND()*1000000" office:value-type="float" office:value="952000.135788694" calcext:value-type="float">
            <text:p>952000</text:p>
          </table:table-cell>
        </table:table-row>
        <table:table-row table:style-name="ro1">
          <table:table-cell table:formula="of:=RAND()*1000000" office:value-type="float" office:value="502140.660770237" calcext:value-type="float">
            <text:p>502141</text:p>
          </table:table-cell>
        </table:table-row>
        <table:table-row table:style-name="ro1">
          <table:table-cell table:formula="of:=RAND()*1000000" office:value-type="float" office:value="364614.011021331" calcext:value-type="float">
            <text:p>364614</text:p>
          </table:table-cell>
        </table:table-row>
        <table:table-row table:style-name="ro1">
          <table:table-cell table:formula="of:=RAND()*1000000" office:value-type="float" office:value="728906.963486224" calcext:value-type="float">
            <text:p>728907</text:p>
          </table:table-cell>
        </table:table-row>
        <table:table-row table:style-name="ro1">
          <table:table-cell table:formula="of:=RAND()*1000000" office:value-type="float" office:value="318197.322776541" calcext:value-type="float">
            <text:p>318197</text:p>
          </table:table-cell>
        </table:table-row>
        <table:table-row table:style-name="ro1">
          <table:table-cell table:formula="of:=RAND()*1000000" office:value-type="float" office:value="630479.565123096" calcext:value-type="float">
            <text:p>630480</text:p>
          </table:table-cell>
        </table:table-row>
        <table:table-row table:style-name="ro1">
          <table:table-cell table:formula="of:=RAND()*1000000" office:value-type="float" office:value="101219.85222213" calcext:value-type="float">
            <text:p>101220</text:p>
          </table:table-cell>
        </table:table-row>
        <table:table-row table:style-name="ro1">
          <table:table-cell table:formula="of:=RAND()*1000000" office:value-type="float" office:value="406605.5722069" calcext:value-type="float">
            <text:p>406606</text:p>
          </table:table-cell>
        </table:table-row>
        <table:table-row table:style-name="ro1">
          <table:table-cell table:formula="of:=RAND()*1000000" office:value-type="float" office:value="378579.16415669" calcext:value-type="float">
            <text:p>378579</text:p>
          </table:table-cell>
        </table:table-row>
        <table:table-row table:style-name="ro1">
          <table:table-cell table:formula="of:=RAND()*1000000" office:value-type="float" office:value="59181.5484222025" calcext:value-type="float">
            <text:p>59182</text:p>
          </table:table-cell>
        </table:table-row>
        <table:table-row table:style-name="ro1">
          <table:table-cell table:formula="of:=RAND()*1000000" office:value-type="float" office:value="225750.515935943" calcext:value-type="float">
            <text:p>225751</text:p>
          </table:table-cell>
        </table:table-row>
        <table:table-row table:style-name="ro1">
          <table:table-cell table:formula="of:=RAND()*1000000" office:value-type="float" office:value="449186.333222315" calcext:value-type="float">
            <text:p>449186</text:p>
          </table:table-cell>
        </table:table-row>
        <table:table-row table:style-name="ro1">
          <table:table-cell table:formula="of:=RAND()*1000000" office:value-type="float" office:value="890062.911668792" calcext:value-type="float">
            <text:p>890063</text:p>
          </table:table-cell>
        </table:table-row>
        <table:table-row table:style-name="ro1">
          <table:table-cell table:formula="of:=RAND()*1000000" office:value-type="float" office:value="827765.612630174" calcext:value-type="float">
            <text:p>827766</text:p>
          </table:table-cell>
        </table:table-row>
        <table:table-row table:style-name="ro1">
          <table:table-cell table:formula="of:=RAND()*1000000" office:value-type="float" office:value="313318.40227358" calcext:value-type="float">
            <text:p>313318</text:p>
          </table:table-cell>
        </table:table-row>
        <table:table-row table:style-name="ro1">
          <table:table-cell table:formula="of:=RAND()*1000000" office:value-type="float" office:value="676284.942310303" calcext:value-type="float">
            <text:p>676285</text:p>
          </table:table-cell>
        </table:table-row>
        <table:table-row table:style-name="ro1">
          <table:table-cell table:formula="of:=RAND()*1000000" office:value-type="float" office:value="560796.520905569" calcext:value-type="float">
            <text:p>560797</text:p>
          </table:table-cell>
        </table:table-row>
        <table:table-row table:style-name="ro1">
          <table:table-cell table:formula="of:=RAND()*1000000" office:value-type="float" office:value="616407.684516162" calcext:value-type="float">
            <text:p>616408</text:p>
          </table:table-cell>
        </table:table-row>
        <table:table-row table:style-name="ro1">
          <table:table-cell table:formula="of:=RAND()*1000000" office:value-type="float" office:value="904065.819457173" calcext:value-type="float">
            <text:p>904066</text:p>
          </table:table-cell>
        </table:table-row>
        <table:table-row table:style-name="ro1">
          <table:table-cell table:formula="of:=RAND()*1000000" office:value-type="float" office:value="439933.982677758" calcext:value-type="float">
            <text:p>439934</text:p>
          </table:table-cell>
        </table:table-row>
        <table:table-row table:style-name="ro1">
          <table:table-cell table:formula="of:=RAND()*1000000" office:value-type="float" office:value="905925.079248846" calcext:value-type="float">
            <text:p>905925</text:p>
          </table:table-cell>
        </table:table-row>
        <table:table-row table:style-name="ro1">
          <table:table-cell table:formula="of:=RAND()*1000000" office:value-type="float" office:value="771063.918247819" calcext:value-type="float">
            <text:p>771064</text:p>
          </table:table-cell>
        </table:table-row>
        <table:table-row table:style-name="ro1">
          <table:table-cell table:formula="of:=RAND()*1000000" office:value-type="float" office:value="155409.398954362" calcext:value-type="float">
            <text:p>155409</text:p>
          </table:table-cell>
        </table:table-row>
        <table:table-row table:style-name="ro1">
          <table:table-cell table:formula="of:=RAND()*1000000" office:value-type="float" office:value="366624.729475006" calcext:value-type="float">
            <text:p>366625</text:p>
          </table:table-cell>
        </table:table-row>
        <table:table-row table:style-name="ro1">
          <table:table-cell table:formula="of:=RAND()*1000000" office:value-type="float" office:value="90485.910885036" calcext:value-type="float">
            <text:p>90486</text:p>
          </table:table-cell>
        </table:table-row>
        <table:table-row table:style-name="ro1">
          <table:table-cell table:formula="of:=RAND()*1000000" office:value-type="float" office:value="323298.982344568" calcext:value-type="float">
            <text:p>323299</text:p>
          </table:table-cell>
        </table:table-row>
        <table:table-row table:style-name="ro1">
          <table:table-cell table:formula="of:=RAND()*1000000" office:value-type="float" office:value="88211.8719164282" calcext:value-type="float">
            <text:p>88212</text:p>
          </table:table-cell>
        </table:table-row>
        <table:table-row table:style-name="ro1">
          <table:table-cell table:formula="of:=RAND()*1000000" office:value-type="float" office:value="244741.916656494" calcext:value-type="float">
            <text:p>244742</text:p>
          </table:table-cell>
        </table:table-row>
        <table:table-row table:style-name="ro1">
          <table:table-cell table:formula="of:=RAND()*1000000" office:value-type="float" office:value="499062.21521087" calcext:value-type="float">
            <text:p>499062</text:p>
          </table:table-cell>
        </table:table-row>
        <table:table-row table:style-name="ro1">
          <table:table-cell table:formula="of:=RAND()*1000000" office:value-type="float" office:value="360490.456689149" calcext:value-type="float">
            <text:p>360490</text:p>
          </table:table-cell>
        </table:table-row>
        <table:table-row table:style-name="ro1">
          <table:table-cell table:formula="of:=RAND()*1000000" office:value-type="float" office:value="588144.113309681" calcext:value-type="float">
            <text:p>588144</text:p>
          </table:table-cell>
        </table:table-row>
        <table:table-row table:style-name="ro1">
          <table:table-cell table:formula="of:=RAND()*1000000" office:value-type="float" office:value="628675.705520436" calcext:value-type="float">
            <text:p>628676</text:p>
          </table:table-cell>
        </table:table-row>
        <table:table-row table:style-name="ro1">
          <table:table-cell table:formula="of:=RAND()*1000000" office:value-type="float" office:value="246949.557680637" calcext:value-type="float">
            <text:p>246950</text:p>
          </table:table-cell>
        </table:table-row>
        <table:table-row table:style-name="ro1">
          <table:table-cell table:formula="of:=RAND()*1000000" office:value-type="float" office:value="480262.989876792" calcext:value-type="float">
            <text:p>480263</text:p>
          </table:table-cell>
        </table:table-row>
        <table:table-row table:style-name="ro1">
          <table:table-cell table:formula="of:=RAND()*1000000" office:value-type="float" office:value="170358.791248873" calcext:value-type="float">
            <text:p>170359</text:p>
          </table:table-cell>
        </table:table-row>
        <table:table-row table:style-name="ro1">
          <table:table-cell table:formula="of:=RAND()*1000000" office:value-type="float" office:value="734218.888916075" calcext:value-type="float">
            <text:p>734219</text:p>
          </table:table-cell>
        </table:table-row>
        <table:table-row table:style-name="ro1">
          <table:table-cell table:formula="of:=RAND()*1000000" office:value-type="float" office:value="259370.559128001" calcext:value-type="float">
            <text:p>259371</text:p>
          </table:table-cell>
        </table:table-row>
        <table:table-row table:style-name="ro1">
          <table:table-cell table:formula="of:=RAND()*1000000" office:value-type="float" office:value="477657.10670501" calcext:value-type="float">
            <text:p>477657</text:p>
          </table:table-cell>
        </table:table-row>
        <table:table-row table:style-name="ro1">
          <table:table-cell table:formula="of:=RAND()*1000000" office:value-type="float" office:value="286936.487304047" calcext:value-type="float">
            <text:p>286936</text:p>
          </table:table-cell>
        </table:table-row>
        <table:table-row table:style-name="ro1">
          <table:table-cell table:formula="of:=RAND()*1000000" office:value-type="float" office:value="615453.564096242" calcext:value-type="float">
            <text:p>615454</text:p>
          </table:table-cell>
        </table:table-row>
        <table:table-row table:style-name="ro1">
          <table:table-cell table:formula="of:=RAND()*1000000" office:value-type="float" office:value="47282.1998409927" calcext:value-type="float">
            <text:p>47282</text:p>
          </table:table-cell>
        </table:table-row>
        <table:table-row table:style-name="ro1">
          <table:table-cell table:formula="of:=RAND()*1000000" office:value-type="float" office:value="9467.81993843615" calcext:value-type="float">
            <text:p>9468</text:p>
          </table:table-cell>
        </table:table-row>
        <table:table-row table:style-name="ro1">
          <table:table-cell table:formula="of:=RAND()*1000000" office:value-type="float" office:value="661376.79410167" calcext:value-type="float">
            <text:p>661377</text:p>
          </table:table-cell>
        </table:table-row>
        <table:table-row table:style-name="ro1">
          <table:table-cell table:formula="of:=RAND()*1000000" office:value-type="float" office:value="775741.01369828" calcext:value-type="float">
            <text:p>775741</text:p>
          </table:table-cell>
        </table:table-row>
        <table:table-row table:style-name="ro1">
          <table:table-cell table:formula="of:=RAND()*1000000" office:value-type="float" office:value="144093.117676675" calcext:value-type="float">
            <text:p>144093</text:p>
          </table:table-cell>
        </table:table-row>
        <table:table-row table:style-name="ro1">
          <table:table-cell table:formula="of:=RAND()*1000000" office:value-type="float" office:value="42122.949147597" calcext:value-type="float">
            <text:p>42123</text:p>
          </table:table-cell>
        </table:table-row>
        <table:table-row table:style-name="ro1">
          <table:table-cell table:formula="of:=RAND()*1000000" office:value-type="float" office:value="373544.620117173" calcext:value-type="float">
            <text:p>373545</text:p>
          </table:table-cell>
        </table:table-row>
        <table:table-row table:style-name="ro1">
          <table:table-cell table:formula="of:=RAND()*1000000" office:value-type="float" office:value="797519.44844611" calcext:value-type="float">
            <text:p>797519</text:p>
          </table:table-cell>
        </table:table-row>
        <table:table-row table:style-name="ro1">
          <table:table-cell table:formula="of:=RAND()*1000000" office:value-type="float" office:value="289726.320654154" calcext:value-type="float">
            <text:p>289726</text:p>
          </table:table-cell>
        </table:table-row>
        <table:table-row table:style-name="ro1">
          <table:table-cell table:formula="of:=RAND()*1000000" office:value-type="float" office:value="293010.141700506" calcext:value-type="float">
            <text:p>293010</text:p>
          </table:table-cell>
        </table:table-row>
        <table:table-row table:style-name="ro1">
          <table:table-cell table:formula="of:=RAND()*1000000" office:value-type="float" office:value="416023.480705917" calcext:value-type="float">
            <text:p>416023</text:p>
          </table:table-cell>
        </table:table-row>
        <table:table-row table:style-name="ro1">
          <table:table-cell table:formula="of:=RAND()*1000000" office:value-type="float" office:value="419382.926542312" calcext:value-type="float">
            <text:p>419383</text:p>
          </table:table-cell>
        </table:table-row>
        <table:table-row table:style-name="ro1">
          <table:table-cell table:formula="of:=RAND()*1000000" office:value-type="float" office:value="961152.157979086" calcext:value-type="float">
            <text:p>961152</text:p>
          </table:table-cell>
        </table:table-row>
        <table:table-row table:style-name="ro1">
          <table:table-cell table:formula="of:=RAND()*1000000" office:value-type="float" office:value="569093.770580366" calcext:value-type="float">
            <text:p>569094</text:p>
          </table:table-cell>
        </table:table-row>
        <table:table-row table:style-name="ro1">
          <table:table-cell table:formula="of:=RAND()*1000000" office:value-type="float" office:value="465656.405547634" calcext:value-type="float">
            <text:p>465656</text:p>
          </table:table-cell>
        </table:table-row>
        <table:table-row table:style-name="ro1">
          <table:table-cell table:formula="of:=RAND()*1000000" office:value-type="float" office:value="441904.501523823" calcext:value-type="float">
            <text:p>441905</text:p>
          </table:table-cell>
        </table:table-row>
        <table:table-row table:style-name="ro1">
          <table:table-cell table:formula="of:=RAND()*1000000" office:value-type="float" office:value="353991.527575999" calcext:value-type="float">
            <text:p>353992</text:p>
          </table:table-cell>
        </table:table-row>
        <table:table-row table:style-name="ro1">
          <table:table-cell table:formula="of:=RAND()*1000000" office:value-type="float" office:value="601390.898926184" calcext:value-type="float">
            <text:p>601391</text:p>
          </table:table-cell>
        </table:table-row>
        <table:table-row table:style-name="ro1">
          <table:table-cell table:formula="of:=RAND()*1000000" office:value-type="float" office:value="803433.659719303" calcext:value-type="float">
            <text:p>803434</text:p>
          </table:table-cell>
        </table:table-row>
        <table:table-row table:style-name="ro1">
          <table:table-cell table:formula="of:=RAND()*1000000" office:value-type="float" office:value="889186.094980687" calcext:value-type="float">
            <text:p>889186</text:p>
          </table:table-cell>
        </table:table-row>
        <table:table-row table:style-name="ro1">
          <table:table-cell table:formula="of:=RAND()*1000000" office:value-type="float" office:value="853614.696767181" calcext:value-type="float">
            <text:p>853615</text:p>
          </table:table-cell>
        </table:table-row>
        <table:table-row table:style-name="ro1">
          <table:table-cell table:formula="of:=RAND()*1000000" office:value-type="float" office:value="478896.73197642" calcext:value-type="float">
            <text:p>478897</text:p>
          </table:table-cell>
        </table:table-row>
        <table:table-row table:style-name="ro1">
          <table:table-cell table:formula="of:=RAND()*1000000" office:value-type="float" office:value="269497.812958434" calcext:value-type="float">
            <text:p>269498</text:p>
          </table:table-cell>
        </table:table-row>
        <table:table-row table:style-name="ro1">
          <table:table-cell table:formula="of:=RAND()*1000000" office:value-type="float" office:value="816646.27394639" calcext:value-type="float">
            <text:p>816646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3:07:44.416332110</meta:creation-date>
    <dc:date>2015-03-10T13:09:45.723366217</dc:date>
    <meta:editing-duration>P0D</meta:editing-duration>
    <meta:editing-cycles>1</meta:editing-cycles>
    <meta:document-statistic meta:table-count="1" meta:cell-count="100" meta:object-count="0"/>
    <meta:generator>LibreOffice/4.2.7.2$Linux_X86_64 LibreOffice_project/420m0$Build-2</meta:generator>
  </office:meta>
</office:document-meta>
</file>